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7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error_needle_frame</text:p>
          </table:table-cell>
          <table:table-cell office:value-type="string" calcext:value-type="string">
            <text:p>error_needle_holder_fr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5_0_028.nii.gz</text:p>
          </table:table-cell>
          <table:table-cell office:value-type="float" office:value="6.85709105330045" calcext:value-type="float">
            <text:p>6.85709105330045</text:p>
          </table:table-cell>
          <table:table-cell office:value-type="float" office:value="2.2038976758369" calcext:value-type="float">
            <text:p>2.2038976758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_60_021.nii.gz</text:p>
          </table:table-cell>
          <table:table-cell office:value-type="float" office:value="1.07074785275264" calcext:value-type="float">
            <text:p>1.07074785275264</text:p>
          </table:table-cell>
          <table:table-cell office:value-type="float" office:value="8.37447791865644" calcext:value-type="float">
            <text:p>8.37447791865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_0_002.nii.gz</text:p>
          </table:table-cell>
          <table:table-cell office:value-type="float" office:value="2.96163575901798" calcext:value-type="float">
            <text:p>2.96163575901798</text:p>
          </table:table-cell>
          <table:table-cell office:value-type="float" office:value="4.16240937760715" calcext:value-type="float">
            <text:p>4.16240937760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5_0_026.nii.gz</text:p>
          </table:table-cell>
          <table:table-cell office:value-type="float" office:value="6.12550530110135" calcext:value-type="float">
            <text:p>6.12550530110135</text:p>
          </table:table-cell>
          <table:table-cell office:value-type="float" office:value="1.8511337123272" calcext:value-type="float">
            <text:p>1.8511337123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_0_001.nii.gz</text:p>
          </table:table-cell>
          <table:table-cell office:value-type="float" office:value="6.14509780456778" calcext:value-type="float">
            <text:p>6.14509780456778</text:p>
          </table:table-cell>
          <table:table-cell office:value-type="float" office:value="1.46553049350715" calcext:value-type="float">
            <text:p>1.46553049350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_90_025.nii.gz</text:p>
          </table:table-cell>
          <table:table-cell office:value-type="float" office:value="3.90935658762247" calcext:value-type="float">
            <text:p>3.90935658762247</text:p>
          </table:table-cell>
          <table:table-cell office:value-type="float" office:value="9.08888686464047" calcext:value-type="float">
            <text:p>9.088886864640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5_0_003.nii.gz</text:p>
          </table:table-cell>
          <table:table-cell office:value-type="float" office:value="5.44515166033852" calcext:value-type="float">
            <text:p>5.44515166033852</text:p>
          </table:table-cell>
          <table:table-cell office:value-type="float" office:value="5.78991975718768" calcext:value-type="float">
            <text:p>5.78991975718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_45_019.nii.gz</text:p>
          </table:table-cell>
          <table:table-cell office:value-type="float" office:value="4.36041654621535" calcext:value-type="float">
            <text:p>4.36041654621535</text:p>
          </table:table-cell>
          <table:table-cell office:value-type="float" office:value="6.98001663956723" calcext:value-type="float">
            <text:p>6.98001663956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_15_015.nii.gz</text:p>
          </table:table-cell>
          <table:table-cell office:value-type="float" office:value="2.4807452398831" calcext:value-type="float">
            <text:p>2.4807452398831</text:p>
          </table:table-cell>
          <table:table-cell office:value-type="float" office:value="5.4135052919959" calcext:value-type="float">
            <text:p>5.4135052919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_30_017.nii.gz</text:p>
          </table:table-cell>
          <table:table-cell office:value-type="float" office:value="5.98246609467282" calcext:value-type="float">
            <text:p>5.98246609467282</text:p>
          </table:table-cell>
          <table:table-cell office:value-type="float" office:value="5.27710094749969" calcext:value-type="float">
            <text:p>5.27710094749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_30_008.nii.gz</text:p>
          </table:table-cell>
          <table:table-cell office:value-type="float" office:value="3.14561610307089" calcext:value-type="float">
            <text:p>3.14561610307089</text:p>
          </table:table-cell>
          <table:table-cell office:value-type="float" office:value="7.65582278599589" calcext:value-type="float">
            <text:p>7.65582278599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5_0_027.nii.gz</text:p>
          </table:table-cell>
          <table:table-cell office:value-type="float" office:value="5.35482718168697" calcext:value-type="float">
            <text:p>5.35482718168697</text:p>
          </table:table-cell>
          <table:table-cell office:value-type="float" office:value="2.88981788984843" calcext:value-type="float">
            <text:p>2.889817889848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0_75_023.nii.gz</text:p>
          </table:table-cell>
          <table:table-cell office:value-type="float" office:value="1.88093010582161" calcext:value-type="float">
            <text:p>1.88093010582161</text:p>
          </table:table-cell>
          <table:table-cell office:value-type="float" office:value="8.3834965426874" calcext:value-type="float">
            <text:p>8.3834965426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4T18:18:54.458240445</dc:date>
    <meta:editing-duration>PT6M39S</meta:editing-duration>
    <meta:editing-cycles>3</meta:editing-cycles>
    <meta:generator>LibreOffice/7.3.7.2$Linux_X86_64 LibreOffice_project/30$Build-2</meta:generator>
    <meta:document-statistic meta:table-count="1" meta:cell-count="55" meta:object-count="0"/>
  </office:meta>
</office:document-meta>
</file>